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style:font-face style:name="inherit" svg:font-family="inherit"/>
  </office:font-face-decls>
  <office:automatic-styles>
    <style:style style:name="P1" style:family="paragraph" style:parent-style-name="Standard">
      <style:text-properties style:font-name="Arial" officeooo:rsid="0011ece4" officeooo:paragraph-rsid="0011ece4"/>
    </style:style>
    <style:style style:name="P2" style:family="paragraph" style:parent-style-name="Text_20_body" style:list-style-name="L1">
      <style:paragraph-properties fo:margin-left="0cm" fo:margin-right="0cm" fo:margin-top="0cm" fo:margin-bottom="0cm" style:contextual-spacing="false" fo:text-indent="0cm" style:auto-text-indent="false" fo:padding="0cm" fo:border="none" style:writing-mode="lr-tb"/>
    </style:style>
    <style:style style:name="P3" style:family="paragraph" style:parent-style-name="Text_20_body">
      <style:text-properties style:font-name="inherit" officeooo:rsid="0011ece4" officeooo:paragraph-rsid="0011ece4" loext:padding="0cm" loext:border="none"/>
    </style:style>
    <style:style style:name="P4" style:family="paragraph" style:parent-style-name="Text_20_body">
      <style:paragraph-properties fo:margin-left="0cm" fo:margin-right="0cm" fo:margin-top="0cm" fo:margin-bottom="0cm" style:contextual-spacing="false" fo:line-height="137%" fo:orphans="2" fo:widows="2" fo:text-indent="0cm" style:auto-text-indent="false"/>
      <style:text-properties fo:font-variant="normal" fo:text-transform="none" style:font-name="Whitney" fo:font-size="12pt" fo:letter-spacing="normal" fo:font-style="normal" fo:font-weight="normal" fo:background-color="transparent" loext:padding="0cm" loext:border="none"/>
    </style:style>
    <style:style style:name="P5" style:family="paragraph" style:parent-style-name="Text_20_body">
      <style:paragraph-properties fo:margin-left="0cm" fo:margin-right="0cm" fo:margin-top="0cm" fo:margin-bottom="0cm" style:contextual-spacing="false" fo:line-height="137%" fo:text-align="start" style:justify-single-word="false" fo:orphans="2" fo:widows="2" fo:text-indent="0cm" style:auto-text-indent="false"/>
      <style:text-properties fo:font-variant="normal" fo:text-transform="none" fo:color="#dcddde" loext:opacity="100%" style:font-name="Whitney" fo:font-size="12pt" fo:letter-spacing="normal" fo:font-style="normal" fo:font-weight="normal"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x="0cm" svg:y="0cm" svg:width="0.041cm" draw:z-index="0">
        <draw:text-box fo:min-height="0.041cm">
          <text:p text:style-name="Text_20_body"/>
        </draw:text-box>
      </draw:frame>
      <text:p text:style-name="P3">Compte rendu <text:tab/><text:tab/><text:tab/><text:tab/><text:tab/><text:tab/><text:tab/>A Toulouse le 23/11/22</text:p>
      <text:p text:style-name="P3"/>
      <text:p text:style-name="P3"><text:line-break/>Suite à la réunion du 21/11/2022 à 15h45 qui à durée 15 minutes avec les développeurs web Mr. BALZA Esteban, Mme. VIRE Jorgelina et le Chef du projet Mr. KHELOUFI Lakhdar, nous voulons faire parvenir les détails. L’objectif principal de cette réunion est de connaître mieux vos besoins.</text:p>
      <text:p text:style-name="P3"/>
      <text:p text:style-name="P3">De fait, nous avons convenus à produire un site Vitrine pour l’entreprise Fik’Tif Coiffure. Entreprise de coiffure située à Toulouse et gérée par Monsieur Marc.</text:p>
      <text:p text:style-name="P3">Le site sera livré le vendredi 25/11/2022, à 12h.</text:p>
      <text:p text:style-name="P3"/>
      <text:p text:style-name="P3">Les fonctionnalités souhaitées par le gérant sont les suivantes :</text:p>
      <text:p text:style-name="P3">-Un site vitrine simple.</text:p>
      <text:p text:style-name="P3">-Des informations sur le salon ( adresse , horaires , tarifs , contact).</text:p>
      <text:p text:style-name="P3">-Un paragraphe sur l’histoire du salon.</text:p>
      <text:p text:style-name="P3">-Création d’un logo, d’une charte graphique et une ligne éditoriale proche de sa clientèle tout en restant professionnel.</text:p>
      <text:p text:style-name="P3"/>
      <text:p text:style-name="P3"/>
      <text:p text:style-name="P3">En conséquence de cette réunion, nous avons choisi « Katibeh » comme police pour la barre de navigation et Simonetta pour la police de corps.</text:p>
      <text:p text:style-name="P3"/>
      <text:p text:style-name="P3">Mr Marc voulait des couleurs bleus et rouge, nous avons fait le choix de couleur plus sobre et épuré avec des nuances de gris et de noir le tout en accord avec des images du salon et une photo de son Grand-Père.</text:p>
      <text:p text:style-name="P3"/>
      <text:p text:style-name="P3">Ce compte-rendu sera accompagné d’une maquette et d’un devis à valider par le client ci dessous. Sous réserve de modification après le premier devis.</text:p>
      <text:p text:style-name="P3"/>
      <text:p text:style-name="P3">Signature Client précédé de « Bon pour accord »</text:p>
      <text:p text:style-name="P3"/>
      <text:p text:style-name="P3"/>
      <text:p text:style-name="P3"/>
      <text:list text:style-name="L1">
        <text:list-header>
          <text:p text:style-name="P2"><text:soft-page-break/></text:p>
        </text:list-header>
      </text:list>
      <text:p text:style-name="P4"/>
      <text:p text:style-name="P5"/>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3T11:04:11.003000000</meta:creation-date>
    <dc:date>2022-11-23T11:45:39.457000000</dc:date>
    <meta:editing-duration>PT41M29S</meta:editing-duration>
    <meta:editing-cycles>1</meta:editing-cycles>
    <meta:document-statistic meta:table-count="0" meta:image-count="0" meta:object-count="0" meta:page-count="2" meta:paragraph-count="13" meta:word-count="239" meta:character-count="1407" meta:non-whitespace-character-count="1173"/>
    <meta:generator>LibreOffice/7.4.1.2$Windows_X86_64 LibreOffice_project/3c58a8f3a960df8bc8fd77b461821e42c061c5f0</meta:generator>
  </office:meta>
</office:document-meta>
</file>